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 manifest:full-path="Object 1/accelerator/"/>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 manifest:full-path="Object 1/menubar/"/>
  <manifest:file-entry manifest:media-type="" manifest:full-path="Object 1/toolbar/"/>
  <manifest:file-entry manifest:media-type="" manifest:full-path="Object 1/images/Bitmaps/"/>
  <manifest:file-entry manifest:media-type="" manifest:full-path="Object 1/images/"/>
  <manifest:file-entry manifest:media-type="" manifest:full-path="Object 1/statusbar/"/>
  <manifest:file-entry manifest:media-type="text/xml" manifest:full-path="Object 1/settings.xml"/>
  <manifest:file-entry manifest:media-type="application/vnd.oasis.opendocument.formula" manifest:version="1.2" manifest:full-path="Object 1/"/>
  <manifest:file-entry manifest:media-type="" manifest:full-path="Object 2/accelerator/"/>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toolpanel/"/>
  <manifest:file-entry manifest:media-type="" manifest:full-path="Object 2/menubar/"/>
  <manifest:file-entry manifest:media-type="" manifest:full-path="Object 2/toolbar/"/>
  <manifest:file-entry manifest:media-type="" manifest:full-path="Object 2/images/Bitmaps/"/>
  <manifest:file-entry manifest:media-type="" manifest:full-path="Object 2/images/"/>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 manifest:full-path="Object 3/accelerator/"/>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toolpanel/"/>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 svg:font-family="FreeSans"/>
    <style:font-face style:name="Lohit Hindi1" svg:font-family="'Lohit Hindi'"/>
    <style:font-face style:name="Arial" svg:font-family="Arial" style:font-family-generic="swiss" style:font-pitch="variable"/>
    <style:font-face style:name="FreeSans1" svg:font-family="Free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style:font-name="FreeSans1" fo:font-size="10pt" fo:font-weight="bold" style:font-size-asian="10pt" style:font-weight-asian="bold" style:font-size-complex="10pt" style:font-weight-complex="bold"/>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fo:padding="0.074cm" fo:border-left="none" fo:border-right="none" fo:border-top="none" fo:border-bottom="0.002cm solid #000000" style:join-border="false"/>
      <style:text-properties style:font-name="FreeSans1" fo:font-size="10pt" fo:font-weight="bold" style:font-size-asian="10pt" style:font-weight-asian="bold" style:font-size-complex="10pt" style:font-weight-complex="bold"/>
    </style:style>
    <style:style style:name="P4" style:family="paragraph" style:parent-style-name="Footer">
      <style:paragraph-properties fo:padding="0.074cm" fo:border-left="none" fo:border-right="none" fo:border-top="none" fo:border-bottom="0.002cm solid #000000" style:join-border="false"/>
    </style:style>
    <style:style style:name="P5" style:family="paragraph" style:parent-style-name="Footer">
      <style:paragraph-properties fo:text-align="center" style:justify-single-word="false"/>
      <style:text-properties fo:font-size="10pt" style:font-size-asian="10pt" style:font-size-complex="10pt"/>
    </style:style>
    <style:style style:name="P6" style:family="paragraph" style:parent-style-name="Standard">
      <style:text-properties style:font-name="FreeSans1"/>
    </style:style>
    <style:style style:name="P7" style:family="paragraph" style:parent-style-name="Standard">
      <style:paragraph-properties fo:text-align="center" style:justify-single-word="false"/>
      <style:text-properties style:font-name="FreeSans1" fo:font-size="24pt" style:font-size-asian="24pt" style:font-size-complex="24pt"/>
    </style:style>
    <style:style style:name="P8" style:family="paragraph" style:parent-style-name="Standard">
      <style:text-properties style:font-name="FreeSans1" fo:font-size="11pt" style:font-size-asian="11pt" style:font-size-complex="11pt"/>
    </style:style>
    <style:style style:name="P9" style:family="paragraph" style:parent-style-name="Standard">
      <style:paragraph-properties fo:text-align="justify" style:justify-single-word="false"/>
      <style:text-properties style:font-name="FreeSans1" fo:font-size="11pt" style:font-size-asian="11pt" style:font-size-complex="11pt"/>
    </style:style>
    <style:style style:name="P10" style:family="paragraph" style:parent-style-name="Standard">
      <style:paragraph-properties fo:text-align="justify" style:justify-single-word="false"/>
      <style:text-properties style:font-name="FreeSans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FreeSans1" fo:font-size="11pt" fo:font-weight="normal" style:font-size-asian="11pt" style:font-weight-asian="normal" style:font-size-complex="11pt" style:font-weight-complex="normal"/>
    </style:style>
    <style:style style:name="P12" style:family="paragraph" style:parent-style-name="Standard" style:list-style-name="L1">
      <style:paragraph-properties fo:text-align="justify" style:justify-single-word="false"/>
      <style:text-properties style:font-name="FreeSans1" fo:font-size="11pt" style:font-size-asian="11pt" style:font-size-complex="11pt"/>
    </style:style>
    <style:style style:name="P13" style:family="paragraph" style:parent-style-name="Standard">
      <style:paragraph-properties fo:text-align="justify" style:justify-single-word="false"/>
      <style:text-properties style:font-name="FreeSans1" fo:font-size="11pt" fo:font-weight="bold" style:font-size-asian="11pt" style:font-weight-asian="bold" style:font-size-complex="11pt" style:font-weight-complex="bold"/>
    </style:style>
    <style:style style:name="P14" style:family="paragraph" style:parent-style-name="Standard" style:list-style-name="L1">
      <style:paragraph-properties fo:text-align="justify" style:justify-single-word="false"/>
      <style:text-properties style:font-name="FreeSans1"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FreeSans1" fo:font-size="11pt" fo:font-weight="bold" style:font-size-asian="11pt" style:font-weight-asian="bold" style:font-size-complex="11pt" style:font-weight-complex="bold"/>
    </style:style>
    <style:style style:name="P16" style:family="paragraph" style:parent-style-name="Standard"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FreeSans1" fo:font-size="11pt" style:font-size-asian="11pt" style:font-size-complex="11pt"/>
    </style:style>
    <style:style style:name="T7" style:family="text">
      <style:text-properties style:font-name="FreeSans1" fo:font-size="11pt" fo:font-style="italic" fo:font-weight="bold" style:font-size-asian="11pt" style:font-style-asian="italic" style:font-weight-asian="bold" style:font-size-complex="11pt" style:font-style-complex="italic" style:font-weight-complex="bold"/>
    </style:style>
    <style:style style:name="T8" style:family="text">
      <style:text-properties style:font-name="FreeSans1"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style:font-name="FreeSans1"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fo:font-weight="bold" style:font-weight-asian="bold" style:font-weight-complex="bold"/>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goritmos y Estructuras de Datos </text:p>
      <text:p text:style-name="P7">Guía de Trabajos Prácticos Nro. 1</text:p>
      <text:p text:style-name="P6"/>
      <text:p text:style-name="P9">[Las guías deberán ser presentadas en un archivo .cpp con todas las funciones pedidas. Sólo se aceptaran éstas a través de la plataforma. En cada algoritmo desarrollado debe especificarse el orden del mismo. En clase se elegirán alumnos al azar para que expliquen como han resuelto los ejercicios]</text:p>
      <text:p text:style-name="P8"/>
      <text:list xml:id="list335049365" text:style-name="L1">
        <text:list-item>
          <text:p text:style-name="P12">Escribir una función <text:span text:style-name="T2">void sort(list&lt;int&gt; &amp;L)</text:span>, que ordena los elementos de L de menor a mayor. Para ello emplear el siguiente algoritmo simple, utilizando una lista auxiliar L2: tomar el menor elemento de L, eliminarlo de L e insertarlo al final de L2 hasta que L este vacía. Luego insertar los elementos de L2 en L.</text:p>
        </text:list-item>
      </text:list>
      <text:p text:style-name="P9"/>
      <text:list xml:id="list529180092" text:continue-numbering="true" text:style-name="L1">
        <text:list-item>
          <text:p text:style-name="P16"><text:span text:style-name="T6">Escribir una función </text:span><text:span text:style-name="T7">void selection_sort(list&lt;int&gt; &amp;L)</text:span><text:span text:style-name="T9">, que ordena los elementos de L de menor a mayor. Esta función debe ser IN PLACE. Para ello debe tomarse el menor elemento de L e intercambiarlo (swap) con el primer elemento de la lista. Luego intercambiar el menor elemento de la lista restante, con el segundo elemento, y así sucesivamente. Este algoritmo se denomina “Selection Sort” (</text:span><text:a xlink:type="simple" xlink:href="http://es.wikipedia.org/wiki/Ordenamiento_por_selección"><text:span text:style-name="T9">http://es.wikipedia.org/wiki/Ordenamiento_por_selecci%C3%B3n</text:span></text:a><text:span text:style-name="T9">). Para desarrollar este algoritmo investigar la función </text:span><text:span text:style-name="T8">swap</text:span><text:span text:style-name="T9"> que se encuentra en la librería </text:span><text:span text:style-name="T8">algorithm</text:span><text:span text:style-name="T9"> de la </text:span><text:span text:style-name="T8">STL</text:span><text:span text:style-name="T9"> (</text:span><text:a xlink:type="simple" xlink:href="http://www.cplusplus.com/reference/algorithm/swap/"><text:span text:style-name="T9">http://www.cplusplus.com/reference/algorithm/swap/</text:span></text:a><text:span text:style-name="T9">).</text:span></text:p>
        </text:list-item>
      </text:list>
      <text:p text:style-name="P9"/>
      <text:list xml:id="list1569692554" text:continue-numbering="true" text:style-name="L1">
        <text:list-item>
          <text:p text:style-name="P12">Escribir una función <text:span text:style-name="T2">void concat_lists(list&lt;list&lt;int&gt; &gt; &amp;LL, list&lt;int&gt; &amp;L)</text:span><text:span text:style-name="T5">, que concatena las n listas de LL en L.</text:span></text:p>
        </text:list-item>
      </text:list>
      <text:p text:style-name="P10"/>
      <text:list xml:id="list670070389" text:continue-numbering="true" text:style-name="L1">
        <text:list-item>
          <text:p text:style-name="P12"><text:span text:style-name="T5">Escribir una función </text:span><text:span text:style-name="T2">void</text:span><text:span text:style-name="T3"> </text:span><text:span text:style-name="T2">invert(list&lt;int&gt; &amp;L)</text:span><text:span text:style-name="T5">, que invierte el orden de la lista L. Este algoritmo debe implementarse IN PLACE y debe ser O(n).</text:span></text:p>
        </text:list-item>
      </text:list>
      <text:p text:style-name="P10"/>
      <text:list xml:id="list2125404178" text:continue-numbering="true" text:style-name="L1">
        <text:list-item>
          <text:p text:style-name="P12"><text:span text:style-name="T5">Escribir una función </text:span><text:span text:style-name="T2">void junta(list&lt;int&gt; &amp;L, int c)</text:span><text:span text:style-name="T5"> que, dada una lista L, agrupa de a c elementos, dejando su suma IN PLACE. Por ejemplo, si se le pasa como argumento la lista L=(1,3,2,4,5,2,2,3,5,7,4,3,2,2), después de aplicar el algoritmo junta(L,3) debe quedar L(6,11,10,14,4). El algoritmo debe tener un tiempo de ejecución O(n).</text:span></text:p>
        </text:list-item>
      </text:list>
      <text:p text:style-name="P10"/>
      <text:list xml:id="list794759126" text:continue-numbering="true" text:style-name="L1">
        <text:list-item>
          <text:p text:style-name="P12"><text:span text:style-name="T5">Dada una lista de enteros L y dos listas SEQ y REEMP (posiblemente de distintas longitudes), escribir una función </text:span><text:span text:style-name="T2">void reemplaza(list&lt;int&gt; &amp;L, list&lt;int&gt; &amp;SEQ, list&lt;int&gt; &amp;REEMP)</text:span><text:span text:style-name="T5">, que busca todas las secuencias de SEQ en L y las reemplaza por REEMP. Por </text:span><text:soft-page-break/><text:span text:style-name="T5">ejemplo, si L=(1,2,3,4,5,1,2,3,4,5,1,2,3,4,5), SEQ=(4,5,1) y REEMP=(9,7,3), entonces después de llamar a reemplaza(L,SEQ,REEMP), debe quedar L=(1,2,3,9,7,3,2,3,9,7,3,2,3,4,5). Para implementar este algoritmo primero buscar desde el principio la secuencia SEQ, al encontrarla, reemplazar por REEMP, luego seguir buscando a partir del siguiente elemento al último de REEMP.</text:span></text:p>
        </text:list-item>
      </text:list>
      <text:p text:style-name="P10"/>
      <text:list xml:id="list1925445985" text:continue-numbering="true" text:style-name="L1">
        <text:list-item>
          <text:p text:style-name="P14">Problema de Josephus.<text:span text:style-name="T4"> Un grupo de soldados se haya rodeado por una fuerza enemiga. No hay esperanzas de victoria si no llegan refuerzos y existe solamente un caballo disponible para el escape. Los soldados se ponen de acuerdo en un pacto para determinar cuál de ellos debe escapar y solicitar ayuda. Forman un círculo y se escoge un número </text:span><text:span text:style-name="T3">n</text:span><text:span text:style-name="T4"> al <text:s/>azar. Igualmente se escoge el nombre de un soldado. Comenzando por el soldado cuyo nombre se ha seleccionado, comienzan a contar en la dirección del reloj alrededor del círculo. Cuando la cuenta alcanza el valor </text:span><text:span text:style-name="T3">n</text:span><text:span text:style-name="T4">, este soldado es retirado del círculo y la </text:span><text:span text:style-name="T4">cuenta comienza de nuevo, con el soldado siguiente. El proceso continúa de tal manera que cada vez que se llega al valor de </text:span><text:span text:style-name="T3">n</text:span><text:span text:style-name="T4"> se retira un soldado. El último soldado que queda es el que debe tomar el caballo y escapar. Entonces, dados un número </text:span><text:span text:style-name="T3">n</text:span><text:span text:style-name="T4"> y una lista de nombres, que es el ordenamiento en el sentido de las agujas del reloj de los soldados en el círculo (comenzando por aquél a partir del cual se inicia la cuenta), escribir un procedimiento que obtenga los nombres de los soldados en el orden que han de ser eliminados y el nombre del soldado que escapa.</text:span></text:p>
        </text:list-item>
      </text:list>
      <text:p text:style-name="P11"/>
      <text:list xml:id="list500403320" text:continue-numbering="true" text:style-name="L1">
        <text:list-item>
          <text:p text:style-name="P14"><text:span text:style-name="T4">Escribir una función </text:span><text:span text:style-name="T1">void sort(list&lt;int&gt; &amp;L)</text:span><text:span text:style-name="T4">, que ordena los elementos de L de mayor a menor. Para ello emplear el siguiente algoritmo simple, utilizando una pila auxiliar P: ir tomando el menor elemento de L, eliminarlo de L e insertarlo en P hasta que L este vacía. Luego insertar los elementos de P en L.</text:span></text:p>
        </text:list-item>
      </text:list>
      <text:p text:style-name="P11"/>
      <text:list xml:id="list1551987677" text:continue-numbering="true" text:style-name="L1">
        <text:list-item>
          <text:p text:style-name="P14"><text:span text:style-name="T4">Escribir una función </text:span><text:span text:style-name="T1">void sort(list&lt;int&gt; &amp;L)</text:span><text:span text:style-name="T4">, que ordena los elementos de L de menor a mayor. Para ello utilizar el siguiente algoritmo simple, utilizando una cola auxiliar C: ir tomando el menor elemento de L, eliminarlo de L e insertarlo en C hasta que L este vacía. Luego insertar los elementos de C en L.</text:span></text:p>
        </text:list-item>
      </text:list>
      <text:p text:style-name="P11"/>
      <text:list xml:id="list2032365132" text:continue-numbering="true" text:style-name="L1">
        <text:list-item>
          <text:p text:style-name="P14"><text:span text:style-name="T4">Escribir una función que reciba como parámetro una cadena de texto y determine si ésta es un palíndromo, ignorando los espacios entre palabras. Un palíndromo es una secuencia de caracteres que se lee igual hacia adelante que hacia atrás, por ejemplo: a</text:span><text:span text:style-name="T3">lli si maria avisa y asi va a ir a mi silla</text:span><text:span text:style-name="T5">. Recordar que un string puede indexarse como un vector. Con el fin de utilizar la estructura &lt;</text:span><text:span text:style-name="T3">list&gt;</text:span><text:span text:style-name="T5">, primero deben pasarse los elementos del string a una lista y solo utilizar ésta en el algoritmo.</text:span></text:p>
        </text:list-item>
      </text:list>
      <text:p text:style-name="P13"><text:span text:style-name="T5"/></text:p>
      <text:list xml:id="list1984673925" text:continue-numbering="true" text:style-name="L1">
        <text:list-item>
          <text:p text:style-name="P14"><text:soft-page-break/><text:span text:style-name="T5"><text:s/>Dos correspondencias M1 y M2 son inversas una de la otra si tienen el mismo número de asignaciones y para cada par de asignación</text:span><text:span text:style-name="T5"><draw:frame draw:style-name="fr1" draw:name="Objeto4" text:anchor-type="as-char" svg:width="1.138cm" svg:height="0.467cm" draw:z-index="3"><draw:object xlink:href="./Object 4" xlink:type="simple" xlink:show="embed" xlink:actuate="onLoad"/><draw:image xlink:href="./ObjectReplacements/Object 4" xlink:type="simple" xlink:show="embed" xlink:actuate="onLoad"/></draw:frame></text:span><text:span text:style-name="T5">en M1 existe el par</text:span><text:span text:style-name="T5"><draw:frame draw:style-name="fr1" draw:name="Objeto5" text:anchor-type="as-char" svg:width="1.138cm" svg:height="0.467cm" draw:z-index="4"><draw:object xlink:href="./Object 5" xlink:type="simple" xlink:show="embed" xlink:actuate="onLoad"/><draw:image xlink:href="./ObjectReplacements/Object 5" xlink:type="simple" xlink:show="embed" xlink:actuate="onLoad"/></draw:frame></text:span><text:span text:style-name="T5">en M2.</text:span></text:p>
          <text:p text:style-name="P14"><text:span text:style-name="T5">Escribir una función </text:span><text:span text:style-name="T1">bool areinverse(map&lt;int,int&gt; &amp;M1, map&lt;int,int&gt; &amp;M2)</text:span><text:span text:style-name="T5">; que determina si las correspondencias M1 y M2 son inversas.</text:span></text:p>
          <text:p text:style-name="P14"><text:span text:style-name="T5"/></text:p>
        </text:list-item>
        <text:list-item>
          <text:p text:style-name="P14"><text:span text:style-name="T5"><text:s/>Escribir una función </text:span><text:span text:style-name="T1">void map2list(map&lt;int,int&gt; &amp;M, list&lt;int&gt; &amp;Keys, list&lt;int&gt; &amp;Vals)</text:span><text:span text:style-name="T5">; que dado un map M retorna las listas de claves y valores. Ejemplo: si M = {</text:span><text:span text:style-name="T5"><draw:frame draw:style-name="fr1" draw:name="Objeto6" text:anchor-type="as-char" svg:width="1.09cm" svg:height="0.467cm" draw:z-index="5"><draw:object xlink:href="./Object 6" xlink:type="simple" xlink:show="embed" xlink:actuate="onLoad"/><draw:image xlink:href="./ObjectReplacements/Object 6" xlink:type="simple" xlink:show="embed" xlink:actuate="onLoad"/><svg:desc>fórmula</svg:desc></draw:frame></text:span><text:span text:style-name="T5">,</text:span><text:span text:style-name="T5"><draw:frame draw:style-name="fr1" draw:name="Objeto7" text:anchor-type="as-char" svg:width="1.083cm" svg:height="0.467cm" draw:z-index="6"><draw:object xlink:href="./Object 7" xlink:type="simple" xlink:show="embed" xlink:actuate="onLoad"/><draw:image xlink:href="./ObjectReplacements/Object 7" xlink:type="simple" xlink:show="embed" xlink:actuate="onLoad"/><svg:desc>fórmula</svg:desc></draw:frame></text:span><text:span text:style-name="T5">,</text:span><text:span text:style-name="T5"><draw:frame draw:style-name="fr1" draw:name="Objeto8" text:anchor-type="as-char" svg:width="1.302cm" svg:height="0.467cm" draw:z-index="7"><draw:object xlink:href="./Object 8" xlink:type="simple" xlink:show="embed" xlink:actuate="onLoad"/><draw:image xlink:href="./ObjectReplacements/Object 8" xlink:type="simple" xlink:show="embed" xlink:actuate="onLoad"/><svg:desc>fórmula</svg:desc></draw:frame></text:span><text:span text:style-name="T5">}, entonces debe retornar Keys = (1,3,8) y Vals = (2,5,20).</text:span></text:p>
          <text:p text:style-name="P14"><text:span text:style-name="T5"/></text:p>
        </text:list-item>
        <text:list-item>
          <text:p text:style-name="P14"><text:span text:style-name="T5"><text:s/>Escribir una función </text:span><text:span text:style-name="T1">void list2map(map&lt;int,int&gt; &amp;M, list&lt;int&gt; &amp;Keys, list&lt;int&gt; &amp;Vals)</text:span><text:span text:style-name="T5">; que dadas las listas de claves (k1,k2,k3, ...) y valores (v1,v2,v3, ...) retorna el map M con las asignaciones correspondientes {</text:span><text:span text:style-name="T5"><draw:frame draw:style-name="fr1" draw:name="Objeto9" text:anchor-type="as-char" svg:width="1.483cm" svg:height="0.467cm" draw:z-index="8"><draw:object xlink:href="./Object 9" xlink:type="simple" xlink:show="embed" xlink:actuate="onLoad"/><draw:image xlink:href="./ObjectReplacements/Object 9" xlink:type="simple" xlink:show="embed" xlink:actuate="onLoad"/><svg:desc>fórmula</svg:desc></draw:frame></text:span><text:span text:style-name="T5">,</text:span><text:span text:style-name="T5"><draw:frame draw:style-name="fr1" draw:name="Objeto10" text:anchor-type="as-char" svg:width="1.49cm" svg:height="0.467cm" draw:z-index="9"><draw:object xlink:href="./Object 10" xlink:type="simple" xlink:show="embed" xlink:actuate="onLoad"/><draw:image xlink:href="./ObjectReplacements/Object 10" xlink:type="simple" xlink:show="embed" xlink:actuate="onLoad"/><svg:desc>fórmula</svg:desc></draw:frame></text:span><text:span text:style-name="T5">,</text:span><text:span text:style-name="T5"><draw:frame draw:style-name="fr1" draw:name="Objeto11" text:anchor-type="as-char" svg:width="1.485cm" svg:height="0.467cm" draw:z-index="10"><draw:object xlink:href="./Object 11" xlink:type="simple" xlink:show="embed" xlink:actuate="onLoad"/><draw:image xlink:href="./ObjectReplacements/Object 11" xlink:type="simple" xlink:show="embed" xlink:actuate="onLoad"/><svg:desc>fórmula</svg:desc></draw:frame></text:span><text:span text:style-name="T5">, ...}. Nota: si hay claves repetidas, sólo debe quedar la asignación correspondiente a la última clave en la lista. Si hay menos valores que claves utilizar cero como valor. Si hay más valores que claves, ignorarlos.</text:span></text:p>
        </text:list-item>
      </text:list>
      <text:p text:style-name="P13"><text:span text:style-name="T5"/></text:p>
      <text:list xml:id="list127339404" text:continue-numbering="true" text:style-name="L1">
        <text:list-item>
          <text:p text:style-name="P14"><text:span text:style-name="T5">Dadas dos correspondencias A y B, que asocian enteros con listas ORDENADAS de enteros, escribir una función </text:span><text:span text:style-name="T1">void merge_map(map&lt;int, list&lt;int&gt; &gt; &amp;A, map&lt;int, list&lt;int&gt; &lt; &amp;B, map&lt;int, list&lt;int&gt; &gt; &amp;C)</text:span><text:span text:style-name="T5"> que devuelve en C una correspondencia que asigna el al elemento x la fusión ORDENADA de las dos listas A[x] y B [x]. Si x no es clave de A, entonces C[x] debe ser B[x] y viceversa. Sugerencia: implementar y utilizar una función </text:span><text:span text:style-name="T1">merge(list&lt;int&gt; &amp;L1, list&lt;int&gt; &amp;L2, list&lt;int&gt; &amp;L)</text:span><text:span text:style-name="T5">; que devuelve en L la fusión ordenada de L1 y L2. Por ejemplo:</text:span></text:p>
        </text:list-item>
      </text:list>
      <text:p text:style-name="P15"><text:span text:style-name="T5"><draw:frame draw:style-name="fr1" draw:name="Objeto1" text:anchor-type="as-char" svg:width="3.267cm" svg:height="1.139cm" draw:z-index="0"><draw:object xlink:href="./Object 1" xlink:type="simple" xlink:show="embed" xlink:actuate="onLoad"/><draw:image xlink:href="./ObjectReplacements/Object 1" xlink:type="simple" xlink:show="embed" xlink:actuate="onLoad"/><svg:desc>fórmula</svg:desc></draw:frame></text:span><text:span text:style-name="T5"><draw:frame draw:style-name="fr1" draw:name="Objeto2" text:anchor-type="as-char" svg:width="3.625cm" svg:height="1.139cm" draw:z-index="1"><draw:object xlink:href="./Object 2" xlink:type="simple" xlink:show="embed" xlink:actuate="onLoad"/><draw:image xlink:href="./ObjectReplacements/Object 2" xlink:type="simple" xlink:show="embed" xlink:actuate="onLoad"/><svg:desc>fórmula</svg:desc></draw:frame></text:span><text:span text:style-name="T5"><draw:frame draw:style-name="fr1" draw:name="Objeto3" text:anchor-type="as-char" svg:width="4.921cm" svg:height="1.722cm" draw:z-index="2"><draw:object xlink:href="./Object 3" xlink:type="simple" xlink:show="embed" xlink:actuate="onLoad"/><draw:image xlink:href="./ObjectReplacements/Object 3" xlink:type="simple" xlink:show="embed" xlink:actuate="onLoad"/><svg:desc>fórmula</svg:desc></draw:frame></text:span></text:p>
      <text:p text:style-name="P13"><text:span text:style-name="T5"/></text:p>
      <text:list xml:id="list1287118184" text:continue-numbering="true" text:style-name="L1">
        <text:list-item>
          <text:p text:style-name="P14"><text:span text:style-name="T5">Implemente una función </text:span><text:span text:style-name="T1">void cutoffmap(map&lt;int, list&lt;int&gt; &gt; &amp;M, int p, int q)</text:span><text:span text:style-name="T5">; que elimina todas las claves que NO están en el rango [p,q). En las asignaciones que quedan también debe eliminar los elementos de la lista que no están en el rango. Si la lista queda vacía entonces la asignación debe ser eliminada. Por ejemplo: si M = {</text:span><text:span text:style-name="T5"><draw:frame draw:style-name="fr1" draw:name="Objeto12" text:anchor-type="as-char" svg:width="2.083cm" svg:height="0.508cm" draw:z-index="11"><draw:object xlink:href="./Object 12" xlink:type="simple" xlink:show="embed" xlink:actuate="onLoad"/><draw:image xlink:href="./ObjectReplacements/Object 12" xlink:type="simple" xlink:show="embed" xlink:actuate="onLoad"/><svg:desc>fórmula</svg:desc></draw:frame></text:span><text:span text:style-name="T5">,</text:span><text:span text:style-name="T5"><draw:frame draw:style-name="fr1" draw:name="Objeto13" text:anchor-type="as-char" svg:width="2.071cm" svg:height="0.508cm" draw:z-index="12"><draw:object xlink:href="./Object 13" xlink:type="simple" xlink:show="embed" xlink:actuate="onLoad"/><draw:image xlink:href="./ObjectReplacements/Object 13" xlink:type="simple" xlink:show="embed" xlink:actuate="onLoad"/><svg:desc>fórmula</svg:desc></draw:frame></text:span><text:span text:style-name="T5">,</text:span><text:span text:style-name="T5"><draw:frame draw:style-name="fr1" draw:name="Objeto14" text:anchor-type="as-char" svg:width="1.72cm" svg:height="0.508cm" draw:z-index="13"><draw:object xlink:href="./Object 14" xlink:type="simple" xlink:show="embed" xlink:actuate="onLoad"/><draw:image xlink:href="./ObjectReplacements/Object 14" xlink:type="simple" xlink:show="embed" xlink:actuate="onLoad"/><svg:desc>fórmula</svg:desc></draw:frame></text:span><text:span text:style-name="T5">,</text:span><text:span text:style-name="T5"><draw:frame draw:style-name="fr1" draw:name="Objeto15" text:anchor-type="as-char" svg:width="2.071cm" svg:height="0.508cm" draw:z-index="14"><draw:object xlink:href="./Object 15" xlink:type="simple" xlink:show="embed" xlink:actuate="onLoad"/><draw:image xlink:href="./ObjectReplacements/Object 15" xlink:type="simple" xlink:show="embed" xlink:actuate="onLoad"/><svg:desc>fórmula</svg:desc></draw:frame></text:span><text:span text:style-name="T5">}, entonces </text:span><text:span text:style-name="T3">cutoffmap(M,1,6)</text:span><text:span text:style-name="T5"> debe dejar M = {</text:span><text:span text:style-name="T5"><draw:frame draw:style-name="fr1" draw:name="Objeto16" text:anchor-type="as-char" svg:width="2.083cm" svg:height="0.508cm" draw:z-index="15"><draw:object xlink:href="./Object 16" xlink:type="simple" xlink:show="embed" xlink:actuate="onLoad"/><draw:image xlink:href="./ObjectReplacements/Object 16" xlink:type="simple" xlink:show="embed" xlink:actuate="onLoad"/><svg:desc>fórmula</svg:desc></draw:frame></text:span><text:span text:style-name="T5">,</text:span><text:span text:style-name="T5"><draw:frame draw:style-name="fr1" draw:name="Objeto17" text:anchor-type="as-char" svg:width="1.707cm" svg:height="0.508cm" draw:z-index="16"><draw:object xlink:href="./Object 17" xlink:type="simple" xlink:show="embed" xlink:actuate="onLoad"/><draw:image xlink:href="./ObjectReplacements/Object 17" xlink:type="simple" xlink:show="embed" xlink:actuate="onLoad"/><svg:desc>fórmula</svg:desc></draw:frame></text:span><text:span text:style-name="T5">}. Notar que la clave 5 ha sido eliminada si bien está dentro del rango porque su lista quedaría vacía. Restricciones: el programa no debe usar contenedores auxilia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 svg:font-family="FreeSans"/>
    <style:font-face style:name="Lohit Hindi1" svg:font-family="'Lohit Hindi'"/>
    <style:font-face style:name="Arial" svg:font-family="Arial" style:font-family-generic="swiss" style:font-pitch="variable"/>
    <style:font-face style:name="FreeSans1" svg:font-family="Free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ans"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FreeSans1" fo:font-size="10pt" fo:font-weight="bold" style:font-size-asian="10pt" style:font-weight-asian="bold" style:font-size-complex="10pt" style:font-weight-complex="bold"/>
    </style:style>
    <style:style style:name="MP2" style:family="paragraph" style:parent-style-name="Header">
      <style:paragraph-properties fo:text-align="end" style:justify-single-word="false" fo:padding="0.074cm" fo:border-left="none" fo:border-right="none" fo:border-top="none" fo:border-bottom="0.002cm solid #000000" style:join-border="false"/>
      <style:text-properties style:font-name="FreeSans1" fo:font-size="10pt" fo:font-weight="bold" style:font-size-asian="10pt" style:font-weight-asian="bold" style:font-size-complex="10pt" style:font-weight-complex="bold"/>
    </style:style>
    <style:style style:name="MP3" style:family="paragraph" style:parent-style-name="Header">
      <style:paragraph-properties fo:text-align="end" style:justify-single-word="false"/>
    </style:style>
    <style:style style:name="MP4" style:family="paragraph" style:parent-style-name="Footer">
      <style:paragraph-properties fo:padding="0.074cm" fo:border-left="none" fo:border-right="none" fo:border-top="none" fo:border-bottom="0.002cm solid #000000" style:join-border="false"/>
    </style:style>
    <style:style style:name="MP5"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niversidad Nacional del Litoral </text:p>
        <text:p text:style-name="MP1">Facultad de Ingeniería y Ciencias Hídricas</text:p>
        <text:p text:style-name="MP1">Departamento de Informática </text:p>
        <text:p text:style-name="MP2">Algoritmos y Estructuras de Datos</text:p>
        <text:p text:style-name="MP3"/>
      </style:header>
      <style:footer>
        <text:p text:style-name="MP4"/>
        <text:p text:style-name="MP5"><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Daniel</meta:initial-creator>
    <meta:creation-date>2011-07-08T17:36:24</meta:creation-date>
    <dc:date>2011-08-08T16:36:01</dc:date>
    <dc:creator>Juan Daniel Prigioni</dc:creator>
    <meta:editing-duration>PT3H46M49S</meta:editing-duration>
    <meta:editing-cycles>90</meta:editing-cycles>
    <meta:generator>LibreOffice/3.3$Unix LibreOffice_project/330m19$Build-301</meta:generator>
    <dc:description>This work is licensed under the Creative Commons Attribution-NonCommercial-ShareAlike 3.0 Unported License. To view a copy of this license, visit http://creativecommons.org/licenses/by-nc-sa/3.0/ or send a letter to Creative Commons, 444 Castro Street, Suite 900, Mountain View, California, 94041, USA.</dc:description>
    <meta:keyword>AED</meta:keyword>
    <meta:keyword>lista</meta:keyword>
    <meta:keyword>pila</meta:keyword>
    <meta:keyword>cola</meta:keyword>
    <dc:subject>Lista, pila y cola</dc:subject>
    <dc:title>Guía de Trabajos Prácticos Nro. 1</dc:title>
    <meta:document-statistic meta:table-count="0" meta:image-count="0" meta:object-count="17" meta:page-count="3" meta:paragraph-count="25" meta:word-count="1171" meta:character-count="7012"/>
  </office:meta>
</office:document-meta>
</file>

<file path=Object 1/content.xml><?xml version="1.0" encoding="utf-8"?>
<math xmlns="http://www.w3.org/1998/Math/MathML">
  <semantics>
    <mrow>
      <mi>A</mi>
      <mo stretchy="false">=</mo>
      <mfenced open="{" close="}">
        <mtable>
          <mtr>
            <mtd>
              <mrow>
                <mn>1</mn>
                <mo stretchy="false">→</mo>
                <mrow>
                  <mo stretchy="false">(</mo>
                  <mn>2,3</mn>
                  <mo stretchy="false">)</mo>
                </mrow>
              </mrow>
            </mtd>
          </mtr>
          <mtr>
            <mtd>
              <mrow>
                <mn>3</mn>
                <mo stretchy="false">→</mo>
                <mrow>
                  <mo stretchy="false">(</mo>
                  <mrow>
                    <mn>5,7</mn>
                    <mn>,10</mn>
                  </mrow>
                  <mo stretchy="false">)</mo>
                </mrow>
              </mrow>
            </mtd>
          </mtr>
        </mtable>
      </mfenced>
    </mrow>
    <annotation encoding="StarMath 5.0">A = left lbrace stack{alignl 1 rightarrow (2,3)  # alignl 3 rightarrow (5,7,10)}  right rbrace</annotation>
  </semantics>
</math>
</file>

<file path=Object 10/content.xml><?xml version="1.0" encoding="utf-8"?>
<math xmlns="http://www.w3.org/1998/Math/MathML">
  <semantics>
    <mrow>
      <mi mathvariant="italic">k2</mi>
      <mo stretchy="false">→</mo>
      <mi mathvariant="italic">v2</mi>
    </mrow>
    <annotation encoding="StarMath 5.0">k2 rightarrow v2</annotation>
  </semantics>
</math>
</file>

<file path=Object 11/content.xml><?xml version="1.0" encoding="utf-8"?>
<math xmlns="http://www.w3.org/1998/Math/MathML">
  <semantics>
    <mrow>
      <mi mathvariant="italic">k3</mi>
      <mo stretchy="false">→</mo>
      <mi mathvariant="italic">v3</mi>
    </mrow>
    <annotation encoding="StarMath 5.0">k3 rightarrow v3</annotation>
  </semantics>
</math>
</file>

<file path=Object 12/content.xml><?xml version="1.0" encoding="utf-8"?>
<math xmlns="http://www.w3.org/1998/Math/MathML">
  <semantics>
    <mrow>
      <mn>1</mn>
      <mo stretchy="false">→</mo>
      <mrow>
        <mo stretchy="false">(</mo>
        <mrow>
          <mn>2,3</mn>
          <mn>,4</mn>
        </mrow>
        <mo stretchy="false">)</mo>
      </mrow>
    </mrow>
    <annotation encoding="StarMath 5.0">1 rightarrow (2,3,4)</annotation>
  </semantics>
</math>
</file>

<file path=Object 13/content.xml><?xml version="1.0" encoding="utf-8"?>
<math xmlns="http://www.w3.org/1998/Math/MathML">
  <semantics>
    <mrow>
      <mn>5</mn>
      <mo stretchy="false">→</mo>
      <mrow>
        <mo stretchy="false">(</mo>
        <mrow>
          <mn>6,7</mn>
          <mn>,8</mn>
        </mrow>
        <mo stretchy="false">)</mo>
      </mrow>
    </mrow>
    <annotation encoding="StarMath 5.0">5 rightarrow (6,7,8)</annotation>
  </semantics>
</math>
</file>

<file path=Object 14/content.xml><?xml version="1.0" encoding="utf-8"?>
<math xmlns="http://www.w3.org/1998/Math/MathML">
  <semantics>
    <mrow>
      <mn>8</mn>
      <mo stretchy="false">→</mo>
      <mrow>
        <mo stretchy="false">(</mo>
        <mn>4,5</mn>
        <mo stretchy="false">)</mo>
      </mrow>
    </mrow>
    <annotation encoding="StarMath 5.0">8 rightarrow (4,5)</annotation>
  </semantics>
</math>
</file>

<file path=Object 15/content.xml><?xml version="1.0" encoding="utf-8"?>
<math xmlns="http://www.w3.org/1998/Math/MathML">
  <semantics>
    <mrow>
      <mn>3</mn>
      <mo stretchy="false">→</mo>
      <mrow>
        <mo stretchy="false">(</mo>
        <mrow>
          <mn>1,3</mn>
          <mn>,7</mn>
        </mrow>
        <mo stretchy="false">)</mo>
      </mrow>
    </mrow>
    <annotation encoding="StarMath 5.0">3 rightarrow (1,3,7)</annotation>
  </semantics>
</math>
</file>

<file path=Object 16/content.xml><?xml version="1.0" encoding="utf-8"?>
<math xmlns="http://www.w3.org/1998/Math/MathML">
  <semantics>
    <mrow>
      <mn>1</mn>
      <mo stretchy="false">→</mo>
      <mrow>
        <mo stretchy="false">(</mo>
        <mrow>
          <mn>2,3</mn>
          <mn>,4</mn>
        </mrow>
        <mo stretchy="false">)</mo>
      </mrow>
    </mrow>
    <annotation encoding="StarMath 5.0">1 rightarrow (2,3,4)</annotation>
  </semantics>
</math>
</file>

<file path=Object 17/content.xml><?xml version="1.0" encoding="utf-8"?>
<math xmlns="http://www.w3.org/1998/Math/MathML">
  <semantics>
    <mrow>
      <mn>3</mn>
      <mo stretchy="false">→</mo>
      <mrow>
        <mo stretchy="false">(</mo>
        <mn>1,3</mn>
        <mo stretchy="false">)</mo>
      </mrow>
    </mrow>
    <annotation encoding="StarMath 5.0">3 rightarrow (1,3)</annotation>
  </semantics>
</math>
</file>

<file path=Object 2/content.xml><?xml version="1.0" encoding="utf-8"?>
<math xmlns="http://www.w3.org/1998/Math/MathML">
  <semantics>
    <mrow>
      <mi>B</mi>
      <mo stretchy="false">=</mo>
      <mfenced open="{" close="}">
        <mtable>
          <mtr>
            <mtd>
              <mrow>
                <mn>3</mn>
                <mo stretchy="false">→</mo>
                <mrow>
                  <mo stretchy="false">(</mo>
                  <mrow>
                    <mn>7,8</mn>
                    <mn>,9</mn>
                    <mn>,11</mn>
                  </mrow>
                  <mo stretchy="false">)</mo>
                </mrow>
              </mrow>
            </mtd>
          </mtr>
          <mtr>
            <mtd>
              <mrow>
                <mn>5</mn>
                <mo stretchy="false">→</mo>
                <mrow>
                  <mo stretchy="false">(</mo>
                  <mn>7,10</mn>
                  <mo stretchy="false">)</mo>
                </mrow>
              </mrow>
            </mtd>
          </mtr>
        </mtable>
      </mfenced>
    </mrow>
    <annotation encoding="StarMath 5.0">B = left lbrace stack{alignl 3 rightarrow (7,8,9,11)  # alignl 5 rightarrow (7,10)}  right rbrace</annotation>
  </semantics>
</math>
</file>

<file path=Object 3/content.xml><?xml version="1.0" encoding="utf-8"?>
<math xmlns="http://www.w3.org/1998/Math/MathML">
  <semantics>
    <mrow>
      <mi>B</mi>
      <mo stretchy="false">=</mo>
      <mfenced open="{" close="}">
        <mtable>
          <mtr>
            <mtd>
              <mrow>
                <mn>1</mn>
                <mo stretchy="false">→</mo>
                <mrow>
                  <mo stretchy="false">(</mo>
                  <mn>2,3</mn>
                  <mo stretchy="false">)</mo>
                </mrow>
              </mrow>
            </mtd>
          </mtr>
          <mtr>
            <mtd>
              <mrow>
                <mn>3</mn>
                <mo stretchy="false">→</mo>
                <mrow>
                  <mo stretchy="false">(</mo>
                  <mrow>
                    <mn>5,7</mn>
                    <mn>,7</mn>
                    <mn>,8</mn>
                    <mn>,9</mn>
                    <mn>,10</mn>
                    <mn>,11</mn>
                  </mrow>
                  <mo stretchy="false">)</mo>
                </mrow>
              </mrow>
            </mtd>
          </mtr>
          <mtr>
            <mtd>
              <mrow>
                <mn>5</mn>
                <mo stretchy="false">→</mo>
                <mrow>
                  <mo stretchy="false">(</mo>
                  <mn>7,10</mn>
                  <mo stretchy="false">)</mo>
                </mrow>
              </mrow>
            </mtd>
          </mtr>
        </mtable>
      </mfenced>
    </mrow>
    <annotation encoding="StarMath 5.0">B = left lbrace stack{alignl 1 rightarrow (2,3)   # alignl 3 rightarrow (5,7,7,8,9,10,11) # alignl 5 rightarrow (7,10)}  right rbrace</annotation>
  </semantics>
</math>
</file>

<file path=Object 4/content.xml><?xml version="1.0" encoding="utf-8"?>
<math xmlns="http://www.w3.org/1998/Math/MathML">
  <semantics>
    <mrow>
      <mi>x</mi>
      <mo stretchy="false">→</mo>
      <mi>y</mi>
    </mrow>
    <annotation encoding="StarMath 5.0">x rightarrow y </annotation>
  </semantics>
</math>
</file>

<file path=Object 5/content.xml><?xml version="1.0" encoding="utf-8"?>
<math xmlns="http://www.w3.org/1998/Math/MathML">
  <semantics>
    <mrow>
      <mi>y</mi>
      <mo stretchy="false">→</mo>
      <mi>x</mi>
    </mrow>
    <annotation encoding="StarMath 5.0">y rightarrow x</annotation>
  </semantics>
</math>
</file>

<file path=Object 6/content.xml><?xml version="1.0" encoding="utf-8"?>
<math xmlns="http://www.w3.org/1998/Math/MathML">
  <semantics>
    <mrow>
      <mn>1</mn>
      <mo stretchy="false">→</mo>
      <mn>2</mn>
    </mrow>
    <annotation encoding="StarMath 5.0">1 rightarrow 2 </annotation>
  </semantics>
</math>
</file>

<file path=Object 7/content.xml><?xml version="1.0" encoding="utf-8"?>
<math xmlns="http://www.w3.org/1998/Math/MathML">
  <semantics>
    <mrow>
      <mn>3</mn>
      <mo stretchy="false">→</mo>
      <mn>5</mn>
    </mrow>
    <annotation encoding="StarMath 5.0">3 rightarrow 5 </annotation>
  </semantics>
</math>
</file>

<file path=Object 8/content.xml><?xml version="1.0" encoding="utf-8"?>
<math xmlns="http://www.w3.org/1998/Math/MathML">
  <semantics>
    <mrow>
      <mn>8</mn>
      <mo stretchy="false">→</mo>
      <mn>20</mn>
    </mrow>
    <annotation encoding="StarMath 5.0">8 rightarrow 20</annotation>
  </semantics>
</math>
</file>

<file path=Object 9/content.xml><?xml version="1.0" encoding="utf-8"?>
<math xmlns="http://www.w3.org/1998/Math/MathML">
  <semantics>
    <mrow>
      <mi mathvariant="italic">k1</mi>
      <mo stretchy="false">→</mo>
      <mi mathvariant="italic">v1</mi>
    </mrow>
    <annotation encoding="StarMath 5.0">k1 rightarrow v1 </annotation>
  </semantics>
</math>
</file>